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07f242"/>
    </style:style>
    <style:style style:name="P2" style:family="paragraph" style:parent-style-name="Header">
      <style:text-properties fo:color="#00a933" loext:opacity="100%" fo:font-size="14pt" fo:font-style="italic" officeooo:paragraph-rsid="0007f242" style:font-size-asian="14pt" style:font-style-asian="italic" style:font-size-complex="14pt" style:font-style-complex="italic"/>
    </style:style>
    <style:style style:name="P3" style:family="paragraph" style:parent-style-name="Standard">
      <style:text-properties officeooo:rsid="00060d09" officeooo:paragraph-rsid="00060d09"/>
    </style:style>
    <style:style style:name="P4" style:family="paragraph" style:parent-style-name="Standard">
      <style:text-properties officeooo:rsid="0007f242" officeooo:paragraph-rsid="0007f242"/>
    </style:style>
    <style:style style:name="P5" style:family="paragraph" style:parent-style-name="Standard">
      <style:text-properties officeooo:rsid="0007f242" officeooo:paragraph-rsid="00082d60"/>
    </style:style>
    <style:style style:name="P6" style:family="paragraph" style:parent-style-name="Standard">
      <style:text-properties fo:background-color="#ffffff"/>
    </style:style>
    <style:style style:name="P7" style:family="paragraph" style:parent-style-name="Standard">
      <style:text-properties officeooo:paragraph-rsid="0004bc00" fo:background-color="#ffffff"/>
    </style:style>
    <style:style style:name="P8" style:family="paragraph" style:parent-style-name="Standard">
      <style:text-properties officeooo:paragraph-rsid="00060d09" fo:background-color="#ffffff"/>
    </style:style>
    <style:style style:name="P9" style:family="paragraph" style:parent-style-name="Standard">
      <style:text-properties officeooo:rsid="00082d60" officeooo:paragraph-rsid="00082d60"/>
    </style:style>
    <style:style style:name="P10" style:family="paragraph" style:parent-style-name="Standard">
      <style:text-properties officeooo:rsid="0004bc00" officeooo:paragraph-rsid="0004bc00" fo:background-color="#ffffff"/>
    </style:style>
    <style:style style:name="P11" style:family="paragraph" style:parent-style-name="Standard">
      <style:text-properties officeooo:rsid="0004bc00" officeooo:paragraph-rsid="00060d09" fo:background-color="#ffffff"/>
    </style:style>
    <style:style style:name="P12" style:family="paragraph" style:parent-style-name="Standard">
      <style:text-properties officeooo:rsid="00060d09" officeooo:paragraph-rsid="00060d09" fo:background-color="#ffffff"/>
    </style:style>
    <style:style style:name="P13" style:family="paragraph" style:parent-style-name="Header">
      <style:text-properties fo:color="#00a933" loext:opacity="100%" fo:font-size="14pt" fo:font-style="italic" officeooo:rsid="0007f242" officeooo:paragraph-rsid="0007f242" style:font-size-asian="14pt" style:font-style-asian="italic" style:font-size-complex="14pt" style:font-style-complex="italic"/>
    </style:style>
    <style:style style:name="T1" style:family="text">
      <style:text-properties officeooo:rsid="0007f242"/>
    </style:style>
    <style:style style:name="T2" style:family="text">
      <style:text-properties fo:color="#00a933" loext:opacity="100%" fo:font-size="14pt" fo:font-style="italic" officeooo:rsid="0007f242" style:font-size-asian="14pt" style:font-style-asian="italic" style:font-size-complex="14pt" style:font-style-complex="italic"/>
    </style:style>
    <style:style style:name="T3" style:family="text">
      <style:text-properties officeooo:rsid="0004bc00"/>
    </style:style>
    <style:style style:name="T4" style:family="text">
      <style:text-properties officeooo:rsid="00060d09"/>
    </style:style>
    <style:style style:name="T5" style:family="text">
      <style:text-properties officeooo:rsid="00082d60"/>
    </style:style>
    <style:style style:name="T6" style:family="text">
      <style:text-properties officeooo:rsid="000a03a4"/>
    </style:style>
    <style:style style:name="T7" style:family="text">
      <style:text-properties officeooo:rsid="000b93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text:s/><text:span text:style-name="T3">10.30-11.oo <text:s text:c="6"/>day plan</text:span></text:p>
      <text:p text:style-name="P6"><text:s/><text:span text:style-name="T3">11.oo-1.00 <text:s text:c="8"/>self study / </text:span><text:span text:style-name="T6">learning by doing </text:span></text:p>
      <text:p text:style-name="P7"><text:s/><text:span text:style-name="T3">2.30-2.45 <text:s text:c="10"/>quaz,game,logical question,puzzles,muhavre,paheli,</text:span></text:p>
      <text:p text:style-name="P10"><text:s/>2.45-4.30 <text:s text:c="10"/>study,assin,interview,</text:p>
      <text:p text:style-name="P10">4.30-5.30 <text:s text:c="11"/>dout session or self study </text:p>
      <text:p text:style-name="P8"><text:span text:style-name="T3">7.00-7.30 <text:s text:c="11"/></text:span><text:span text:style-name="T4">task done or not</text:span></text:p>
      <text:p text:style-name="P12">7.30-8.00 <text:s text:c="11"/>own <text:s/>study </text:p>
      <text:p text:style-name="P11"><text:s text:c="5"/></text:p>
      <text:p text:style-name="P3"><text:s/></text:p>
      <text:p text:style-name="P5">NOTE <text:s/>:-</text:p>
      <text:p text:style-name="P5"><text:s/>1) the girl who does not completed the task she will plan another day’s activity .</text:p>
      <text:p text:style-name="P4">2) <text:span text:style-name="T5">everyone will talk well in the group ,if he is not talking well with the group then he will have <text:s/>to talk in english on the second day .</text:span></text:p>
      <text:p text:style-name="P9">3) <text:span text:style-name="T7">if someone had not done her weekend task we will try to understand her problem and try to solve what problems she is facing in study. Whole group help her to incourage her to help her to how to make goals and how to try to achieve.</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f242"/>
    </style:style>
    <style:style style:name="MP2" style:family="paragraph" style:parent-style-name="Header">
      <style:text-properties fo:color="#00a933" loext:opacity="100%" fo:font-size="14pt" fo:font-style="italic" officeooo:rsid="0007f242" officeooo:paragraph-rsid="0007f242" style:font-size-asian="14pt" style:font-style-asian="italic" style:font-size-complex="14pt" style:font-style-complex="italic"/>
    </style:style>
    <style:style style:name="MP3" style:family="paragraph" style:parent-style-name="Header">
      <style:text-properties fo:color="#00a933" loext:opacity="100%" fo:font-size="14pt" fo:font-style="italic" officeooo:paragraph-rsid="0007f242" style:font-size-asian="14pt" style:font-style-asian="italic" style:font-size-complex="14pt" style:font-style-complex="italic"/>
    </style:style>
    <style:style style:name="MT1" style:family="text">
      <style:text-properties officeooo:rsid="0007f242"/>
    </style:style>
    <style:style style:name="MT2" style:family="text">
      <style:text-properties fo:color="#00a933" loext:opacity="100%" fo:font-size="14pt" fo:font-style="italic" officeooo:rsid="0007f242" style:font-size-asian="14pt" style:font-style-asian="italic" style:font-size-complex="14pt" style:font-style-complex="italic"/>
    </style:style>
    <style:style style:name="MT3" style:family="text">
      <style:text-properties officeooo:rsid="0004bc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7"/><text:tab/></text:span><text:span text:style-name="MT2">GROUP NO.15</text:span></text:p>
        <text:p text:style-name="MP2"><text:tab/>NIKITA SIRSAT</text:p>
        <text:p text:style-name="MP3"><text:s text:c="57"/><text:span text:style-name="MT3">STUDY <text:s/>AND DAY PL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4:59:33.467915160</meta:creation-date>
    <dc:date>2023-06-17T16:05:52.919885226</dc:date>
    <meta:editing-duration>PT6M57S</meta:editing-duration>
    <meta:editing-cycles>2</meta:editing-cycles>
    <meta:generator>LibreOffice/7.3.7.2$Linux_X86_64 LibreOffice_project/30$Build-2</meta:generator>
    <meta:document-statistic meta:table-count="0" meta:image-count="0" meta:object-count="0" meta:page-count="1" meta:paragraph-count="16" meta:word-count="133" meta:character-count="908" meta:non-whitespace-character-count="618"/>
  </office:meta>
</office:document-meta>
</file>